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dgrne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dgrne').getFormattedDescription())</text:span></text:p></office:annotation></text:p><text:p text:style-name="P10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text:text-input text:description="xxx le xxx"/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8T12:10:36</dc:date>
    <dc:language>fr-FR</dc:language>
    <meta:editing-cycles>64</meta:editing-cycles>
    <meta:editing-duration>PT32H10M48S</meta:editing-duration>
    <dc:creator>Stéphan Geulette</dc:creator>
    <meta:document-statistic meta:table-count="0" meta:image-count="0" meta:object-count="0" meta:page-count="1" meta:paragraph-count="18" meta:word-count="108" meta:character-count="959"/>
    <meta:user-defined meta:name="Info 1"/>
    <meta:user-defined meta:name="Info 2"/>
    <meta:user-defined meta:name="Info 3"/>
    <meta:user-defined meta:name="Info 4"/>
  </office:meta>
</office:document-meta>
</file>